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26b3"/>
    </style:style>
    <style:style style:name="P2" style:family="paragraph" style:parent-style-name="Standard">
      <style:text-properties fo:font-size="12pt" fo:font-weight="normal" officeooo:rsid="0049f593" officeooo:paragraph-rsid="000f26b3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f26b3" officeooo:paragraph-rsid="000f26b3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4056a3" officeooo:paragraph-rsid="000f9c6d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4056a3" officeooo:paragraph-rsid="000fd6fb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4d84" officeooo:paragraph-rsid="000f26b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4b0648" officeooo:paragraph-rsid="000f9c6d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4e49d5" officeooo:paragraph-rsid="000f9c6d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50359e" officeooo:paragraph-rsid="000f9c6d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50c9a7" officeooo:paragraph-rsid="000f9c6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b465a" officeooo:paragraph-rsid="000fd6fb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44a275" officeooo:paragraph-rsid="000f26b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officeooo:rsid="000f26b3" officeooo:paragraph-rsid="000f26b3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4b0648" officeooo:paragraph-rsid="000f9c6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4e49d5" officeooo:paragraph-rsid="000f9c6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74d84" officeooo:paragraph-rsid="000f9c6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fd6fb" officeooo:paragraph-rsid="000fd6fb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40c73b" officeooo:paragraph-rsid="000fd6fb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44a275" officeooo:paragraph-rsid="000f26b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44a275" officeooo:paragraph-rsid="000f26b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44a275" officeooo:paragraph-rsid="000f26b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ize="12pt" fo:font-weight="normal" officeooo:rsid="000f26b3" officeooo:paragraph-rsid="000f26b3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officeooo:paragraph-rsid="000fd6fb"/>
    </style:style>
    <style:style style:name="P24" style:family="paragraph" style:parent-style-name="Standard" style:list-style-name="L1">
      <style:text-properties officeooo:rsid="003e71a8" officeooo:paragraph-rsid="000f26b3"/>
    </style:style>
    <style:style style:name="P25" style:family="paragraph" style:parent-style-name="Standard" style:list-style-name="L2">
      <style:text-properties officeooo:rsid="00533848" officeooo:paragraph-rsid="000f26b3"/>
    </style:style>
    <style:style style:name="P26" style:family="paragraph" style:parent-style-name="Standard" style:list-style-name="L1">
      <style:text-properties officeooo:rsid="0044a275" officeooo:paragraph-rsid="000f26b3"/>
    </style:style>
    <style:style style:name="P27" style:family="paragraph" style:parent-style-name="Standard" style:list-style-name="L1">
      <style:text-properties fo:font-size="12pt" fo:font-weight="normal" officeooo:rsid="0044a275" officeooo:paragraph-rsid="000f26b3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text-properties fo:font-size="12pt" fo:font-weight="normal" officeooo:rsid="000f26b3" officeooo:paragraph-rsid="000f26b3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text-properties fo:font-size="12pt" fo:font-weight="normal" officeooo:rsid="000f26b3" officeooo:paragraph-rsid="000f26b3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text-properties fo:font-size="12pt" fo:font-weight="normal" officeooo:rsid="004056a3" officeooo:paragraph-rsid="000f26b3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text-properties fo:font-size="12pt" fo:font-weight="normal" officeooo:rsid="004056a3" officeooo:paragraph-rsid="000fd6fb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fo:font-weight="normal" officeooo:rsid="004ac595" officeooo:paragraph-rsid="000f26b3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weight="normal" officeooo:rsid="0051407d" officeooo:paragraph-rsid="000f9c6d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fo:font-size="12pt" fo:font-weight="normal" officeooo:rsid="0051407d" officeooo:paragraph-rsid="000fd6fb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text-properties fo:font-size="12pt" fo:font-weight="normal" officeooo:rsid="004b0648" officeooo:paragraph-rsid="000f9c6d" style:font-size-asian="12pt" style:font-weight-asian="normal" style:font-size-complex="12pt" style:font-weight-complex="normal"/>
    </style:style>
    <style:style style:name="P36" style:family="paragraph" style:parent-style-name="Standard" style:list-style-name="L6">
      <style:text-properties fo:font-size="12pt" fo:font-weight="normal" officeooo:rsid="0046d319" officeooo:paragraph-rsid="000f9c6d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text-properties fo:font-size="12pt" fo:font-weight="normal" officeooo:rsid="004e49d5" officeooo:paragraph-rsid="000f9c6d" style:font-size-asian="12pt" style:font-weight-asian="normal" style:font-size-complex="12pt" style:font-weight-complex="normal"/>
    </style:style>
    <style:style style:name="P38" style:family="paragraph" style:parent-style-name="Standard" style:list-style-name="L8">
      <style:text-properties fo:font-size="12pt" fo:font-weight="normal" officeooo:rsid="004e49d5" officeooo:paragraph-rsid="000f9c6d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text-properties fo:font-size="12pt" fo:font-weight="normal" officeooo:rsid="0050359e" officeooo:paragraph-rsid="000f9c6d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text-properties fo:font-size="12pt" fo:font-weight="normal" officeooo:rsid="0050359e" officeooo:paragraph-rsid="001764e9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text-properties fo:font-size="12pt" fo:font-weight="normal" officeooo:rsid="0050359e" officeooo:paragraph-rsid="0018fe76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50359e" officeooo:paragraph-rsid="001764e9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50359e" officeooo:paragraph-rsid="0018fe76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text-properties fo:font-size="12pt" fo:font-weight="normal" officeooo:rsid="0050c9a7" officeooo:paragraph-rsid="000f9c6d" style:font-size-asian="12pt" style:font-weight-asian="normal" style:font-size-complex="12pt" style:font-weight-complex="normal"/>
    </style:style>
    <style:style style:name="P45" style:family="paragraph" style:parent-style-name="Standard" style:list-style-name="L7">
      <style:text-properties fo:font-size="12pt" fo:font-weight="normal" officeooo:rsid="0040c73b" officeooo:paragraph-rsid="000fd6fb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40c73b" officeooo:paragraph-rsid="000fd6fb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74d84" officeooo:paragraph-rsid="000f26b3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text-properties fo:font-size="12pt" fo:font-weight="bold" officeooo:rsid="004b0648" officeooo:paragraph-rsid="000f9c6d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50359e" officeooo:paragraph-rsid="0018fe76" style:font-size-asian="12pt" style:font-weight-asian="bold" style:font-size-complex="12pt" style:font-weight-complex="bold"/>
    </style:style>
    <style:style style:name="P50" style:family="paragraph" style:parent-style-name="Standard" style:list-style-name="L3">
      <style:text-properties officeooo:paragraph-rsid="000f26b3"/>
    </style:style>
    <style:style style:name="P51" style:family="paragraph" style:parent-style-name="Standard" style:list-style-name="L1">
      <style:text-properties officeooo:rsid="0046d319" officeooo:paragraph-rsid="000f26b3"/>
    </style:style>
    <style:style style:name="P52" style:family="paragraph" style:parent-style-name="Standard" style:list-style-name="L5">
      <style:text-properties officeooo:rsid="000f9c6d" officeooo:paragraph-rsid="000f9c6d"/>
    </style:style>
    <style:style style:name="P53" style:family="paragraph" style:parent-style-name="Standard" style:list-style-name="L6">
      <style:text-properties officeooo:rsid="004b0648" officeooo:paragraph-rsid="000f9c6d"/>
    </style:style>
    <style:style style:name="P54" style:family="paragraph" style:parent-style-name="Standard" style:list-style-name="L7">
      <style:text-properties officeooo:rsid="004056a3" officeooo:paragraph-rsid="000fd6fb"/>
    </style:style>
    <style:style style:name="P55" style:family="paragraph" style:parent-style-name="Standard" style:list-style-name="L7">
      <style:text-properties officeooo:rsid="0040c73b" officeooo:paragraph-rsid="000fd6fb"/>
    </style:style>
    <style:style style:name="P56" style:family="paragraph" style:parent-style-name="Standard">
      <style:text-properties officeooo:paragraph-rsid="000f26b3"/>
    </style:style>
    <style:style style:name="P57" style:family="paragraph" style:parent-style-name="Standard">
      <style:text-properties officeooo:rsid="001764e9" officeooo:paragraph-rsid="001764e9"/>
    </style:style>
    <style:style style:name="P58" style:family="paragraph" style:parent-style-name="Standard">
      <style:paragraph-properties fo:break-before="page"/>
      <style:text-properties fo:font-size="12pt" fo:font-weight="normal" officeooo:rsid="00174d84" officeooo:paragraph-rsid="000f26b3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break-before="page"/>
      <style:text-properties fo:font-size="12pt" fo:font-weight="normal" officeooo:rsid="0040c73b" officeooo:paragraph-rsid="000fd6fb" style:font-size-asian="12pt" style:font-weight-asian="normal" style:font-size-complex="12pt" style:font-weight-complex="normal"/>
    </style:style>
    <style:style style:name="P60" style:family="paragraph" style:parent-style-name="Text_20_body" style:list-style-name="L1">
      <style:paragraph-properties fo:margin-top="0cm" fo:margin-bottom="0cm" loext:contextual-spacing="false"/>
      <style:text-properties officeooo:rsid="001a5980" officeooo:paragraph-rsid="000f9c6d"/>
    </style:style>
    <style:style style:name="P61" style:family="paragraph" style:parent-style-name="Text_20_body" style:list-style-name="L1">
      <style:paragraph-properties fo:margin-top="0cm" fo:margin-bottom="0cm" loext:contextual-spacing="false"/>
      <style:text-properties officeooo:rsid="001a5980" officeooo:paragraph-rsid="001764e9"/>
    </style:style>
    <style:style style:name="P62" style:family="paragraph" style:parent-style-name="Text_20_body" style:list-style-name="L1">
      <style:paragraph-properties fo:margin-top="0cm" fo:margin-bottom="0cm" loext:contextual-spacing="false"/>
      <style:text-properties officeooo:rsid="001a5980" officeooo:paragraph-rsid="0018fe76"/>
    </style:style>
    <style:style style:name="P63" style:family="paragraph" style:parent-style-name="Text_20_body" style:list-style-name="L1">
      <style:paragraph-properties fo:margin-top="0cm" fo:margin-bottom="0cm" loext:contextual-spacing="false"/>
      <style:text-properties fo:font-size="12pt" fo:font-weight="normal" officeooo:rsid="001a5980" officeooo:paragraph-rsid="0018fe76" style:font-size-asian="12pt" style:font-weight-asian="normal" style:font-size-complex="12pt" style:font-weight-complex="normal"/>
    </style:style>
    <style:style style:name="P64" style:family="paragraph" style:parent-style-name="Text_20_body" style:list-style-name="L9">
      <style:paragraph-properties fo:margin-top="0cm" fo:margin-bottom="0cm" loext:contextual-spacing="false"/>
      <style:text-properties fo:font-size="12pt" fo:font-weight="normal" officeooo:rsid="001e7220" officeooo:paragraph-rsid="000f9c6d" style:font-size-asian="12pt" style:font-weight-asian="normal" style:font-size-complex="12pt" style:font-weight-complex="normal"/>
    </style:style>
    <style:style style:name="P65" style:family="paragraph" style:parent-style-name="Text_20_body" style:list-style-name="L9">
      <style:paragraph-properties fo:margin-top="0cm" fo:margin-bottom="0cm" loext:contextual-spacing="false"/>
      <style:text-properties officeooo:rsid="001e7220" officeooo:paragraph-rsid="000f9c6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4056a3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465a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f26b3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4ac595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f9c6d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50c9a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51407d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056a3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51407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06a74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37851" style:font-size-asian="12pt" style:font-weight-asian="bold" style:font-size-complex="12pt" style:font-weight-complex="bold"/>
    </style:style>
    <style:style style:name="T14" style:family="text">
      <style:text-properties officeooo:rsid="000f26b3"/>
    </style:style>
    <style:style style:name="T15" style:family="text">
      <style:text-properties officeooo:rsid="004ac595"/>
    </style:style>
    <style:style style:name="T16" style:family="text">
      <style:text-properties officeooo:rsid="0046d31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f9c6d"/>
    </style:style>
    <style:style style:name="T19" style:family="text">
      <style:text-properties officeooo:rsid="004b0648"/>
    </style:style>
    <style:style style:name="T20" style:family="text">
      <style:text-properties officeooo:rsid="0050c9a7"/>
    </style:style>
    <style:style style:name="T21" style:family="text">
      <style:text-properties officeooo:rsid="0050359e"/>
    </style:style>
    <style:style style:name="T22" style:family="text">
      <style:text-properties officeooo:rsid="001f9e55"/>
    </style:style>
    <style:style style:name="T23" style:family="text">
      <style:text-properties officeooo:rsid="000fd6fb"/>
    </style:style>
    <style:style style:name="T24" style:family="text">
      <style:text-properties officeooo:rsid="00106a74"/>
    </style:style>
    <style:style style:name="T25" style:family="text">
      <style:text-properties officeooo:rsid="00118a01"/>
    </style:style>
    <style:style style:name="T26" style:family="text">
      <style:text-properties officeooo:rsid="00123035"/>
    </style:style>
    <style:style style:name="T27" style:family="text">
      <style:text-properties officeooo:rsid="00157572"/>
    </style:style>
    <style:style style:name="T28" style:family="text">
      <style:text-properties officeooo:rsid="001764e9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12">I</text:span><text:span text:style-name="T9">BM / DWP – CFEMS Moving app to AWS</text:span></text:p>
      <text:list xml:id="list1574867879" text:style-name="L1">
        <text:list-item>
          <text:p text:style-name="P40">Delivering value for money</text:p>
        </text:list-item>
      </text:list>
      <text:p text:style-name="P42"/>
      <text:list xml:id="list60404704212383" text:continue-numbering="true" text:style-name="L1">
        <text:list-item>
          <text:list>
            <text:list-item>
              <text:p text:style-name="P61"><text:span text:style-name="T28">Migragion form Postgres on-site to </text:span>Oracle <text:span text:style-name="T28">in AWS.</text:span></text:p>
            </text:list-item>
            <text:list-item>
              <text:p text:style-name="P61"><text:span text:style-name="T28">Old design: One DB host per env</text:span></text:p>
            </text:list-item>
            <text:list-item>
              <text:p text:style-name="P61"><text:span text:style-name="T28">New design: One DB host for all dev / qa environment.</text:span></text:p>
            </text:list-item>
            <text:list-item>
              <text:p text:style-name="P61"><text:span text:style-name="T28">Huge saving in Oracle license fees</text:span></text:p>
            </text:list-item>
          </text:list>
        </text:list-item>
      </text:list>
      <text:p text:style-name="P1"><text:span text:style-name="T12"/></text:p>
      <text:p text:style-name="P1"><text:span text:style-name="T12">Spreadex - </text:span><text:span text:style-name="T10">Upgrade trading database to new version at Spreadex</text:span><text:span text:style-name="T2">.</text:span></text:p>
      <text:list xml:id="list60404180012042" text:continue-numbering="true" text:style-name="L1">
        <text:list-item>
          <text:p text:style-name="P24">Quality of service</text:p>
        </text:list-item>
        <text:list-item>
          <text:p text:style-name="P24">Time constraint</text:p>
        </text:list-item>
        <text:list-item>
          <text:p text:style-name="P24">Risk</text:p>
        </text:list-item>
      </text:list>
      <text:p text:style-name="P1"/>
      <text:list xml:id="list273838530" text:style-name="L2">
        <text:list-item>
          <text:list>
            <text:list-item>
              <text:p text:style-name="P25">No downtime - 24/7</text:p>
            </text:list-item>
            <text:list-item>
              <text:p text:style-name="P25">Only a small change window (Sunday morning 2am to 6am)</text:p>
            </text:list-item>
          </text:list>
        </text:list-item>
      </text:list>
      <text:p text:style-name="P12"/>
      <text:p text:style-name="P19"><text:span text:style-name="T24">Spreadex - </text:span>Ela<text:span text:style-name="T25">s</text:span>tiflow (ELK) installation.</text:p>
      <text:list xml:id="list60405625995455" text:continue-list="list60404180012042" text:style-name="L1">
        <text:list-item>
          <text:p text:style-name="P26">Communication</text:p>
        </text:list-item>
        <text:list-item>
          <text:p text:style-name="P27">Customer service</text:p>
        </text:list-item>
      </text:list>
      <text:p text:style-name="P20"/>
      <text:list xml:id="list2888238667" text:style-name="L3">
        <text:list-item>
          <text:list>
            <text:list-item>
              <text:p text:style-name="P50"><text:span text:style-name="T4">F</text:span><text:bookmark-start text:name="__DdeLink__939_1670117023"/><text:span text:style-name="T3">irst discussed the problem informal with my colleagues</text:span><text:bookmark-end text:name="__DdeLink__939_1670117023"/><text:span text:style-name="T3"> </text:span><text:span text:style-name="T4">to get views and ideas</text:span></text:p>
            </text:list-item>
            <text:list-item>
              <text:p text:style-name="P50"><text:span text:style-name="T4">Then </text:span><text:span text:style-name="T3">approach</text:span><text:span text:style-name="T4">ed</text:span><text:span text:style-name="T3"> the customer / manager more formal, e.g. using email </text:span><text:span text:style-name="T4">to get the requrement.</text:span></text:p>
            </text:list-item>
            <text:list-item>
              <text:p text:style-name="P28">When completed, I created a wiki page and send out email to users and asked them to give me feedback. The customer feedback resulted in me adding additional information on the charts. </text:p>
            </text:list-item>
          </text:list>
        </text:list-item>
      </text:list>
      <text:p text:style-name="P22"/>
      <text:p text:style-name="P21"><text:span text:style-name="T24">RBS - </text:span>Lead developer at MIG21 project</text:p>
      <text:list xml:id="list60405618517203" text:continue-list="list60405625995455" text:style-name="L1">
        <text:list-item>
          <text:p text:style-name="P51">Delivering at pace</text:p>
        </text:list-item>
        <text:list-item>
          <text:p text:style-name="P27">Team work</text:p>
        </text:list-item>
      </text:list>
      <text:p text:style-name="P2"/>
      <text:list xml:id="list2049784199" text:style-name="L4">
        <text:list-item>
          <text:list>
            <text:list-item>
              <text:p text:style-name="P29">Spend more time at desing and deveopment on the core structure of the sofware taking a modulare approach. </text:p>
            </text:list-item>
            <text:list-item>
              <text:p text:style-name="P30"><text:span text:style-name="T14">M</text:span>y manager kept asking about the progress but I couldn’t show him much working code. He was very technical s<text:span text:style-name="T14">o I could explain the benefits and he agreed.</text:span></text:p>
            </text:list-item>
            <text:list-item>
              <text:p text:style-name="P29">This resulted in a faster overall development time, because it was much easier and faster to get additional developers up to speed.</text:p>
              <text:p text:style-name="P29"><text:bookmark-start text:name="__DdeLink__959_1670117023"/><text:span text:style-name="T16">ELK sflow / el</text:span><text:span text:style-name="T27">a</text:span><text:span text:style-name="T16">stiflow </text:span><text:span text:style-name="T15">installation</text:span><text:bookmark-end text:name="__DdeLink__959_1670117023"/></text:p>
            </text:list-item>
          </text:list>
        </text:list-item>
      </text:list>
      <text:p text:style-name="P12"/>
      <text:p text:style-name="P13"><text:span text:style-name="T24">Spreadex - </text:span><text:span text:style-name="T16">ELK sflow / el</text:span><text:span text:style-name="T26">a</text:span><text:span text:style-name="T16">stiflow </text:span><text:span text:style-name="T15">installation</text:span></text:p>
      <text:list xml:id="list60404216840719" text:continue-list="list60405618517203" text:style-name="L1">
        <text:list-item>
          <text:p text:style-name="P32">Planing and organisation</text:p>
        </text:list-item>
        <text:list-item>
          <text:p text:style-name="P33">Problem solving</text:p>
        </text:list-item>
      </text:list>
      <text:p text:style-name="P3"/>
      <text:list xml:id="list60404416506054" text:continue-numbering="true" text:style-name="L1">
        <text:list-item>
          <text:list>
            <text:list-item>
              <text:p text:style-name="P34">Sflow monitoring</text:p>
            </text:list-item>
            <text:list-item>
              <text:p text:style-name="P34">Start with <text:span text:style-name="T17">ELK + sflowtool</text:span> </text:p>
            </text:list-item>
            <text:list-item>
              <text:p text:style-name="P23"><text:span text:style-name="T7">C</text:span><text:span text:style-name="T8">hanged to </text:span><text:span text:style-name="T11">ELK + el</text:span><text:span text:style-name="T13">a</text:span><text:span text:style-name="T11">stiflow</text:span><text:span text:style-name="T8"> due to provided Dashboard and supports of multiple flow protocols: Netflow, Sflow and Ipfix</text:span></text:p>
            </text:list-item>
          </text:list>
        </text:list-item>
      </text:list>
      <text:list xml:id="list229100700" text:style-name="L5">
        <text:list-item>
          <text:list>
            <text:list-item>
              <text:p text:style-name="P52"><text:span text:style-name="T6">E</text:span><text:span text:style-name="T1">lk + elastiflow does have ready made charts the meat most of our requirments.</text:span></text:p>
            </text:list-item>
          </text:list>
        </text:list-item>
      </text:list>
      <text:p text:style-name="P6"/>
      <text:p text:style-name="P58"/>
      <text:p text:style-name="P14"><text:span text:style-name="T24">Spreadex - </text:span>20 development environments broken in the morning after the overnight refresh failed.</text:p>
      <text:list xml:id="list60403596998835" text:continue-list="list60404416506054" text:style-name="L1">
        <text:list-item>
          <text:p text:style-name="P48">Working under pressure</text:p>
        </text:list-item>
      </text:list>
      <text:p text:style-name="P7"/>
      <text:list xml:id="list1681696704" text:style-name="L6">
        <text:list-item>
          <text:list>
            <text:list-item>
              <text:p text:style-name="P53"><text:span text:style-name="T5">N</text:span><text:span text:style-name="T1">one of the development teams could work.</text:span></text:p>
            </text:list-item>
            <text:list-item>
              <text:p text:style-name="P35">Environments broken due to SAN snapshot clone failed to do disk space issue.</text:p>
            </text:list-item>
            <text:list-item>
              <text:p text:style-name="P35"><text:span text:style-name="T18">Quick fix: </text:span>Added disk space and started environment without new data.</text:p>
            </text:list-item>
            <text:list-item>
              <text:p text:style-name="P35">Refresh of envs is serial due to resources and would take most of the day. </text:p>
            </text:list-item>
            <text:list-item>
              <text:p text:style-name="P35"><text:span text:style-name="T15">S</text:span>poke to developers to find solution. <text:span text:style-name="T16">I could separate the systems into 3 groups:</text:span></text:p>
              <text:list>
                <text:list-item>
                  <text:p text:style-name="P36">Systems that didn’t need to be refreshed and could wait for the next nightly refresh.</text:p>
                </text:list-item>
                <text:list-item>
                  <text:p text:style-name="P36">Systems that needed to be refresh straight away.</text:p>
                </text:list-item>
                <text:list-item>
                  <text:p text:style-name="P36">Systems that could be refreshed later in the day.</text:p>
                </text:list-item>
              </text:list>
            </text:list-item>
          </text:list>
        </text:list-item>
      </text:list>
      <text:p text:style-name="P4"/>
      <text:p text:style-name="P17">Spreadex – Started as DBA ended up as DevOps Engineer</text:p>
      <text:list xml:id="list3040861956" text:style-name="L7">
        <text:list-item>
          <text:p text:style-name="P54"><text:span text:style-name="T23">P</text:span>ick up a tool / technology</text:p>
        </text:list-item>
        <text:list-item>
          <text:p text:style-name="P54">How implemented on technical level</text:p>
        </text:list-item>
      </text:list>
      <text:p text:style-name="P11"/>
      <text:list xml:id="list60405198414423" text:continue-numbering="true" text:style-name="L7">
        <text:list-item>
          <text:list>
            <text:list-item>
              <text:p text:style-name="P54">Elasticsearch, Ansible, Docker</text:p>
            </text:list-item>
            <text:list-item>
              <text:p text:style-name="P54">We had an ELK installation on a “standard” cluster without Ansible and Docker.</text:p>
            </text:list-item>
            <text:list-item>
              <text:p text:style-name="P31">I never worked with ELK, Ansible or Docker before.</text:p>
            </text:list-item>
          </text:list>
        </text:list-item>
      </text:list>
      <text:p text:style-name="P8"/>
      <text:p text:style-name="P15"><text:span text:style-name="T19">R</text:span>BS - MIG21 dev project</text:p>
      <text:list xml:id="list60405411875483" text:continue-list="list60403596998835" text:style-name="L1">
        <text:list-item>
          <text:p text:style-name="P37">Adaptability</text:p>
        </text:list-item>
      </text:list>
      <text:p text:style-name="P6"/>
      <text:list xml:id="list3823537635" text:style-name="L8">
        <text:list-item>
          <text:list>
            <text:list-item>
              <text:p text:style-name="P38">Change of environment from Linux + bash to Windows + Powershell<text:bookmark-start text:name="__DdeLink__266_1423417473"/><text:bookmark-end text:name="__DdeLink__266_1423417473"/></text:p>
            </text:list-item>
          </text:list>
        </text:list-item>
      </text:list>
      <text:p text:style-name="P6"/>
      <text:p text:style-name="P16"><text:span text:style-name="T20">Credit Suiss</text:span><text:span text:style-name="T21"> – </text:span><text:span text:style-name="T20">rebuild 3-way Oracle RAC streams system</text:span></text:p>
      <text:list xml:id="list60404807840352" text:continue-list="list60405411875483" text:style-name="L1">
        <text:list-item>
          <text:p text:style-name="P44">Resilience</text:p>
        </text:list-item>
      </text:list>
      <text:p text:style-name="P10"/>
      <text:list xml:id="list725813322" text:style-name="L9">
        <text:list-item>
          <text:list>
            <text:list-item>
              <text:p text:style-name="P65">The streams system rebuild failed.</text:p>
            </text:list-item>
            <text:list-item>
              <text:p text:style-name="P65">I had to redo the rebuild after work this took several hours. </text:p>
            </text:list-item>
            <text:list-item>
              <text:p text:style-name="P64">I was extremely stressed as I was fairly knew to <text:span text:style-name="T22">the company, to </text:span>streams and RAC but I managed to work it through and got it working at the end.</text:p>
            </text:list-item>
          </text:list>
        </text:list-item>
      </text:list>
      <text:p text:style-name="P10"/>
      <text:p text:style-name="P18"><text:span text:style-name="T24">Spreadex - </text:span>Oracle PL/SQL code release holding lock makes code compile fail.</text:p>
      <text:list xml:id="list60403884622712" text:continue-list="list60405198414423" text:style-name="L7">
        <text:list-item>
          <text:p text:style-name="P55">Negative aspects of a tool.</text:p>
        </text:list-item>
        <text:list-item>
          <text:p text:style-name="P55">What was the workaround?</text:p>
        </text:list-item>
      </text:list>
      <text:p text:style-name="P5"/>
      <text:list xml:id="list60405329403188" text:continue-numbering="true" text:style-name="L7">
        <text:list-item>
          <text:list>
            <text:list-item>
              <text:p text:style-name="P55"><text:bookmark-start text:name="__DdeLink__1002_1670117023"/>Oracle PL/SQL code release holding lock makes code compile fail.<text:bookmark-end text:name="__DdeLink__1002_1670117023"/></text:p>
            </text:list-item>
            <text:list-item>
              <text:p text:style-name="P55">Oracle’s solution: PL/SQL versioning in the database.</text:p>
            </text:list-item>
            <text:list-item>
              <text:p text:style-name="P55">This will create lots of version ==&gt; unmanageble.</text:p>
            </text:list-item>
            <text:list-item>
              <text:p text:style-name="P55">Workaround:</text:p>
              <text:list>
                <text:list-item>
                  <text:p text:style-name="P55">Loop in code that check error code </text:p>
                  <text:list>
                    <text:list-item>
                      <text:p text:style-name="P55">==&gt; if it’s caused by lock, wait a few secs and recompile</text:p>
                    </text:list-item>
                    <text:list-item>
                      <text:p text:style-name="P45">==&gt; if it failes for 3 times, kill the session holding the lock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59"/>
      <text:p text:style-name="P49">BSkyB – use standard edition for dev databases by removing enterprise features.</text:p>
      <text:list xml:id="list60405550915208" text:continue-list="list60404807840352" text:style-name="L1">
        <text:list-item>
          <text:p text:style-name="P41"><text:bookmark-start text:name="__DdeLink__263_14234174731"/>Delivering value for money</text:p>
        </text:list-item>
      </text:list>
      <text:p text:style-name="P43"/>
      <text:list xml:id="list60404822025327" text:continue-numbering="true" text:style-name="L1">
        <text:list-item>
          <text:list>
            <text:list-item>
              <text:p text:style-name="P62">Oracle dev databases are cloned from production via datapump to reduce their size.</text:p>
            </text:list-item>
            <text:list-item>
              <text:p text:style-name="P62">Production database is Enterprise Edition.</text:p>
            </text:list-item>
            <text:list-item>
              <text:p text:style-name="P63">Changed the refresh to remove table partitioning which was the only Enterprise feature used. This meant we could use the cheaper standard edition instead.<text:bookmark-end text:name="__DdeLink__263_1423417473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7:42:01.957220899</meta:creation-date>
    <dc:date>2021-10-28T06:04:03.415527759</dc:date>
    <meta:editing-duration>PT12M4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71" meta:word-count="702" meta:character-count="3854" meta:non-whitespace-character-count="3273"/>
  </office:meta>
</office:document-meta>
</file>